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iberation Serif2" svg:font-family="'Liberation Serif'" style:font-family-generic="roman"/>
    <style:font-face style:name="Monospace2" svg:font-family="Monospace" style:font-family-generic="roman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60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6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42880" style:font-name="Monospace1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3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T4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6.387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6.387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ter</text:span></text:p>
          </draw:text-box>
        </draw:frame>
        <draw:line draw:style-name="gr1" draw:text-style-name="P1" draw:layer="layout" svg:x1="4.493cm" svg:y1="0.936cm" svg:x2="4.493cm" svg:y2="6.388cm">
          <text:p/>
        </draw:line>
        <draw:frame draw:style-name="gr4" draw:text-style-name="P2" draw:layer="layout" svg:width="1.412cm" svg:height="0.314cm" svg:x="3.969cm" svg:y="0.571cm">
          <draw:text-box>
            <text:p><text:span text:style-name="T1">MicroGraph</text:span></text:p>
          </draw:text-box>
        </draw:frame>
        <draw:line draw:style-name="gr1" draw:text-style-name="P1" draw:layer="layout" svg:x1="6.202cm" svg:y1="0.938cm" svg:x2="6.202cm" svg:y2="6.39cm">
          <text:p/>
        </draw:line>
        <draw:frame draw:style-name="gr5" draw:text-style-name="P4" draw:layer="layout" svg:width="1.708cm" svg:height="0.627cm" svg:x="5.569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39cm" svg:x2="8.402cm" svg:y2="6.39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4cm" svg:x2="10.601cm" svg:y2="6.392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42cm" svg:x2="12.7cm" svg:y2="6.394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43cm" svg:x2="14.5cm" svg:y2="6.395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44cm" svg:x2="16.8cm" svg:y2="6.396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frame draw:style-name="gr11" draw:text-style-name="P6" draw:layer="layout" svg:width="1.477cm" svg:height="0.239cm" svg:x="1.015cm" svg:y="0.835cm">
          <draw:text-box>
            <text:p text:style-name="P5"><text:span text:style-name="T2">enable_delegate</text:span></text:p>
          </draw:text-box>
        </draw:frame>
        <draw:line draw:style-name="gr12" draw:text-style-name="P7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189cm" svg:x2="8.327cm" svg:y2="1.189cm">
          <text:p/>
        </draw:line>
        <draw:frame draw:style-name="gr11" draw:text-style-name="P6" draw:layer="layout" svg:width="0.421cm" svg:height="0.239cm" svg:x="5.064cm" svg:y="0.936cm">
          <draw:text-box>
            <text:p text:style-name="P5"><text:span text:style-name="T2">new</text:span></text:p>
          </draw:text-box>
        </draw:frame>
        <draw:custom-shape draw:style-name="gr14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765cm" svg:x2="8.327cm" svg:y2="1.765cm">
          <text:p/>
        </draw:line>
        <draw:frame draw:style-name="gr11" draw:text-style-name="P6" draw:layer="layout" svg:width="0.778cm" svg:height="0.239cm" svg:x="5.064cm" svg:y="1.512cm">
          <draw:text-box>
            <text:p text:style-name="P5"><text:span text:style-name="T2">initialize</text:span></text:p>
          </draw:text-box>
        </draw:frame>
        <draw:custom-shape draw:style-name="gr16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8cm" svg:y1="1.965cm" svg:x2="10.541cm" svg:y2="1.965cm">
          <text:p/>
        </draw:line>
        <draw:frame draw:style-name="gr11" draw:text-style-name="P9" draw:layer="layout" svg:width="1.723cm" svg:height="0.239cm" svg:x="8.564cm" svg:y="1.697cm">
          <draw:text-box>
            <text:p text:style-name="P5"><text:span text:style-name="T3">instatiateProcessors</text:span></text:p>
          </draw:text-box>
        </draw:frame>
        <draw:custom-shape draw:style-name="gr17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1.351cm" svg:y1="1.369cm" svg:x2="10.665cm" svg:y2="1.369cm">
          <text:p/>
        </draw:line>
        <draw:line draw:style-name="gr19" draw:text-style-name="P7" draw:layer="layout" svg:x1="11.354cm" svg:y1="3.689cm" svg:x2="10.668cm" svg:y2="3.689cm">
          <text:p/>
        </draw:line>
        <draw:line draw:style-name="gr20" draw:text-style-name="P1" draw:layer="layout" svg:x1="11.345cm" svg:y1="3.692cm" svg:x2="11.345cm" svg:y2="2.967cm">
          <text:p/>
        </draw:line>
        <draw:line draw:style-name="gr20" draw:text-style-name="P1" draw:layer="layout" svg:x1="10.66cm" svg:y1="2.976cm" svg:x2="11.355cm" svg:y2="2.976cm">
          <text:p/>
        </draw:line>
        <draw:line draw:style-name="gr20" draw:text-style-name="P1" draw:layer="layout" svg:x1="11.347cm" svg:y1="2.086cm" svg:x2="11.347cm" svg:y2="1.361cm">
          <text:p/>
        </draw:line>
        <draw:line draw:style-name="gr20" draw:text-style-name="P1" draw:layer="layout" svg:x1="10.661cm" svg:y1="2.077cm" svg:x2="11.356cm" svg:y2="2.077cm">
          <text:p/>
        </draw:line>
        <draw:frame draw:style-name="gr11" draw:text-style-name="P6" draw:layer="layout" svg:width="0.421cm" svg:height="0.239cm" svg:x="10.765cm" svg:y="1.837cm">
          <draw:text-box>
            <text:p text:style-name="P5"><text:span text:style-name="T2">new</text:span></text:p>
          </draw:text-box>
        </draw:frame>
        <draw:frame draw:style-name="gr11" draw:text-style-name="P10" draw:layer="layout" svg:width="0.791cm" svg:height="0.239cm" svg:x="10.766cm" svg:y="2.738cm">
          <draw:text-box>
            <text:p text:style-name="P5"><text:span text:style-name="T2">initialize</text:span></text:p>
          </draw:text-box>
        </draw:frame>
        <draw:custom-shape draw:style-name="gr21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4cm" svg:y1="3.965cm" svg:x2="12.631cm" svg:y2="3.965cm">
          <text:p/>
        </draw:line>
        <draw:custom-shape draw:style-name="gr22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5cm" svg:y1="4.165cm" svg:x2="14.431cm" svg:y2="4.165cm">
          <text:p/>
        </draw:line>
        <draw:frame draw:style-name="gr11" draw:text-style-name="P10" draw:layer="layout" svg:width="0.791cm" svg:height="0.239cm" svg:x="11.467cm" svg:y="3.739cm">
          <draw:text-box>
            <text:p text:style-name="P5"><text:span text:style-name="T2">initialize</text:span></text:p>
          </draw:text-box>
        </draw:frame>
        <draw:frame draw:style-name="gr11" draw:text-style-name="P10" draw:layer="layout" svg:width="0.467cm" svg:height="0.239cm" svg:x="12.868cm" svg:y="3.94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4.669cm" svg:x2="14.427cm" svg:y2="4.669cm">
          <text:p/>
        </draw:line>
        <draw:frame draw:style-name="gr11" draw:text-style-name="P10" draw:layer="layout" svg:width="0.852cm" svg:height="0.239cm" svg:x="12.864cm" svg:y="4.444cm">
          <draw:text-box>
            <text:p text:style-name="P5"><text:span text:style-name="T2">initialize</text:span></text:p>
          </draw:text-box>
        </draw:frame>
        <draw:custom-shape draw:style-name="gr22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467cm" svg:height="0.239cm" svg:x="12.864cm" svg:y="4.941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2cm" svg:y1="5.67cm" svg:x2="16.718cm" svg:y2="5.67cm">
          <text:p/>
        </draw:line>
        <draw:frame draw:style-name="gr11" draw:text-style-name="P10" draw:layer="layout" svg:width="0.852cm" svg:height="0.239cm" svg:x="12.86cm" svg:y="5.445cm">
          <draw:text-box>
            <text:p text:style-name="P5"><text:span text:style-name="T2">initialize</text:span></text:p>
          </draw:text-box>
        </draw:frame>
        <draw:line draw:style-name="gr12" draw:text-style-name="P7" draw:layer="layout" svg:x1="12.751cm" svg:y1="5.165cm" svg:x2="16.727cm" svg:y2="5.165cm">
          <text:p/>
        </draw:line>
        <draw:custom-shape draw:style-name="gr14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1.751cm" svg:y1="0cm" svg:x2="11.751cm" svg:y2="6.096cm">
          <text:p/>
        </draw:line>
        <draw:line draw:style-name="gr23" draw:text-style-name="P1" draw:layer="layout" svg:x1="7.351cm" svg:y1="0cm" svg:x2="7.351cm" svg:y2="6.096cm">
          <text:p/>
        </draw:line>
        <draw:line draw:style-name="gr23" draw:text-style-name="P1" draw:layer="layout" svg:x1="1.916cm" svg:y1="0cm" svg:x2="1.916cm" svg:y2="6.096cm">
          <text:p/>
        </draw:line>
        <draw:frame draw:style-name="gr24" draw:text-style-name="P11" draw:layer="layout" svg:width="1.424cm" svg:height="0.314cm" svg:x="0.223cm" svg:y="0.069cm">
          <draw:text-box>
            <text:p><text:span text:style-name="T4">Application</text:span></text:p>
          </draw:text-box>
        </draw:frame>
        <draw:frame draw:style-name="gr25" draw:text-style-name="P11" draw:layer="layout" svg:width="2.021cm" svg:height="0.314cm" svg:x="3.7cm" svg:y="0.069cm">
          <draw:text-box>
            <text:p><text:span text:style-name="T4">TensorFlow Lite</text:span></text:p>
          </draw:text-box>
        </draw:frame>
        <draw:frame draw:style-name="gr26" draw:text-style-name="P11" draw:layer="layout" svg:width="1.048cm" svg:height="0.314cm" svg:x="9.101cm" svg:y="0.069cm">
          <draw:text-box>
            <text:p><text:span text:style-name="T4">Delegate</text:span></text:p>
          </draw:text-box>
        </draw:frame>
        <draw:frame draw:style-name="gr27" draw:text-style-name="P11" draw:layer="layout" svg:width="2.085cm" svg:height="0.314cm" svg:x="13.702cm" svg:y="0.069cm">
          <draw:text-box>
            <text:p><text:span text:style-name="T4">Hardware dri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iberation Serif2" svg:font-family="'Liberation Serif'" style:font-family-generic="roman"/>
    <style:font-face style:name="Monospace2" svg:font-family="Monospace" style:font-family-generic="roman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22:13:58.487407020</dc:date>
    <meta:editing-duration>PT16H56M59S</meta:editing-duration>
    <meta:editing-cycles>85</meta:editing-cycles>
    <meta:document-statistic meta:object-count="64"/>
  </office:meta>
</office:document-meta>
</file>